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a65d" officeooo:paragraph-rsid="0013a65d"/>
    </style:style>
    <style:style style:name="P2" style:family="paragraph" style:parent-style-name="Standard">
      <style:paragraph-properties fo:text-align="justify" style:justify-single-word="false"/>
      <style:text-properties officeooo:rsid="001789dd" officeooo:paragraph-rsid="001789dd"/>
    </style:style>
    <style:style style:name="P3" style:family="paragraph" style:parent-style-name="Heading_20_3">
      <style:text-properties officeooo:paragraph-rsid="00152360"/>
    </style:style>
    <style:style style:name="T1" style:family="text">
      <style:text-properties officeooo:rsid="0016d047"/>
    </style:style>
    <style:style style:name="T2" style:family="text">
      <style:text-properties officeooo:rsid="001789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1-. Crear una base de dades de nom que l'usuari introdueixi com a paràmetre.</text:p>
      <text:p text:style-name="P2"/>
      <text:p text:style-name="P2">2-. Mostrar un llistat dels usuaris de la Base de dades.</text:p>
      <text:p text:style-name="P2"/>
      <text:p text:style-name="P2">3-. Crear un usuari amb tots els privilegis amb el nom que l'usuari entre com a paràmetre.</text:p>
      <text:p text:style-name="P2"/>
      <text:p text:style-name="P2">4-. Crear les taules per a «dades» i «dates», els noms poden canviar en funció de les dades introduïdes per l'usuari.</text:p>
      <text:p text:style-name="P2"/>
      <text:p text:style-name="P2">5-. Introduir registres corresponents a exàmens en dates i dades d'alumnes en dades «parametres que inclourà l'usuari».</text:p>
      <text:p text:style-name="P2"/>
      <text:p text:style-name="P2">6-. Llistar el contingut de les taules.</text:p>
      <text:p text:style-name="P2"/>
      <text:p text:style-name="P2">7-. Esborra les taules</text:p>
      <text:p text:style-name="P2"/>
      <text:p text:style-name="P2">8-. Esborrar l'usuari</text:p>
      <text:p text:style-name="P2"/>
      <text:p text:style-name="P2">9-. Borra la base de dad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text-properties officeooo:paragraph-rsid="00152360"/>
    </style:style>
    <style:style style:name="MT1" style:family="text">
      <style:text-properties officeooo:rsid="001789dd"/>
    </style:style>
    <style:style style:name="MT2" style:family="text">
      <style:text-properties officeooo:rsid="0016d0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3">Tasca 00<text:span text:style-name="MT1">5</text:span> <text:span text:style-name="MT2">Consultes SQL des de PHP.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5:41:16.508879425</meta:creation-date>
    <dc:date>2015-02-02T15:55:41.443542709</dc:date>
    <meta:editing-duration>PT1M41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107" meta:character-count="601" meta:non-whitespace-character-count="504"/>
  </office:meta>
</office:document-meta>
</file>